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fo:letter-spacing="normal"/>
    </style:style>
    <style:style style:name="T1" style:family="text">
      <style:text-properties style:font-name="Poppins" fo:font-size="11.2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liza un script que pida al usuario una frase. </text:p>
      <text:p text:style-name="P4">De ella se extraerá la parte comprendida entre unas marcas de inicio y fin (distintas) que serán indicadas por el usuario</text:p>
      <text:p text:style-name="P4">Escribir en la página :</text:p>
      <text:p text:style-name="P5"> <text:span text:style-name="T1">- Frase completa</text:span></text:p>
      <text:p text:style-name="P4">- Frase extraida</text:p>
      <text:p text:style-name="P4">NOTA: puedes utilizar los métodos  indexof y slic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23T19:03:13.539424390</dc:date>
    <meta:editing-duration>PT3M29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1" meta:paragraph-count="6" meta:word-count="49" meta:character-count="276" meta:non-whitespace-character-count="230"/>
  </office:meta>
</office:document-meta>
</file>